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Normal_20_0.6">
      <style:table-properties table:display="true" style:writing-mode="lr-tb"/>
    </style:style>
    <style:style style:name="ta2" style:family="table" style:master-page-name="PageStyle_5f_Ends_20_0.6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Normal 0.6" table:style-name="ta1">
        <office:forms form:automatic-focus="false" form:apply-design-mode="false"/>
        <table:shapes>
          <draw:frame draw:z-index="0" draw:style-name="gr1" draw:text-style-name="P1" svg:width="15.999cm" svg:height="8.999cm" svg:x="10.747cm" svg:y="0.1cm">
            <draw:object draw:notify-on-update-of-ranges="'Normal 0.6'.A2:'Normal 0.6'.A4 'Normal 0.6'.B1:'Normal 0.6'.B1 'Normal 0.6'.B2:'Normal 0.6'.B4 'Normal 0.6'.A2:'Normal 0.6'.A4 'Normal 0.6'.C1:'Normal 0.6'.C1 'Normal 0.6'.C2:'Normal 0.6'.C4 'Normal 0.6'.A2:'Normal 0.6'.A4 'Normal 0.6'.D1:'Normal 0.6'.D1 'Normal 0.6'.D2:'Normal 0.6'.D4 'Normal 0.6'.A2:'Normal 0.6'.A4 'Normal 0.6'.E1:'Normal 0.6'.E1 'Normal 0.6'.E2:'Normal 0.6'.E4 'Normal 0.6'.A2:'Normal 0.6'.A4 'Normal 0.6'.F1:'Normal 0.6'.F1 'Normal 0.6'.F2:'Normal 0.6'.F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istengröße</text:p>
          </table:table-cell>
          <table:table-cell table:style-name="ce1" office:value-type="string" calcext:value-type="string">
            <text:p>Relevant</text:p>
          </table:table-cell>
          <table:table-cell table:number-columns-repeated="2" table:style-name="ce1" office:value-type="string" calcext:value-type="string">
            <text:p>Bounds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B + V</text:p>
          </table:table-cell>
          <table:table-cell table:number-columns-repeated="1018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19" calcext:value-type="float">
            <text:p>219</text:p>
          </table:table-cell>
          <table:table-cell table:number-columns-repeated="1018"/>
        </table:table-row>
        <table:table-row table:style-name="ro2"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51027" calcext:value-type="float">
            <text:p>51027</text:p>
          </table:table-cell>
          <table:table-cell table:style-name="ce1" office:value-type="float" office:value="21609" calcext:value-type="float">
            <text:p>21609</text:p>
          </table:table-cell>
          <table:table-cell table:style-name="ce1" office:value-type="float" office:value="23575" calcext:value-type="float">
            <text:p>23575</text:p>
          </table:table-cell>
          <table:table-cell table:style-name="ce1" office:value-type="float" office:value="21763" calcext:value-type="float">
            <text:p>21763</text:p>
          </table:table-cell>
          <table:table-cell table:number-columns-repeated="1018"/>
        </table:table-row>
        <table:table-row table:style-name="ro2"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75489" calcext:value-type="float">
            <text:p>75489</text:p>
          </table:table-cell>
          <table:table-cell table:style-name="ce1" office:value-type="float" office:value="5075616" calcext:value-type="float">
            <text:p>5075616</text:p>
          </table:table-cell>
          <table:table-cell table:style-name="ce1" office:value-type="float" office:value="2196364" calcext:value-type="float">
            <text:p>2196364</text:p>
          </table:table-cell>
          <table:table-cell table:style-name="ce1" office:value-type="float" office:value="2398153" calcext:value-type="float">
            <text:p>2398153</text:p>
          </table:table-cell>
          <table:table-cell table:style-name="ce1" office:value-type="float" office:value="2212742" calcext:value-type="float">
            <text:p>221274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ds 0.6" table:style-name="ta2">
        <office:forms form:automatic-focus="false" form:apply-design-mode="false"/>
        <table:shapes>
          <draw:frame draw:z-index="0" draw:style-name="gr1" draw:text-style-name="P1" svg:width="15.999cm" svg:height="8.999cm" svg:x="10.759cm" svg:y="0.027cm">
            <draw:object draw:notify-on-update-of-ranges="'Ends 0.6'.A2:'Ends 0.6'.A4 'Ends 0.6'.B1:'Ends 0.6'.B1 'Ends 0.6'.B2:'Ends 0.6'.B4 'Ends 0.6'.A2:'Ends 0.6'.A4 'Ends 0.6'.C1:'Ends 0.6'.C1 'Ends 0.6'.C2:'Ends 0.6'.C4 'Ends 0.6'.A2:'Ends 0.6'.A4 'Ends 0.6'.D1:'Ends 0.6'.D1 'Ends 0.6'.D2:'Ends 0.6'.D4 'Ends 0.6'.A2:'Ends 0.6'.A4 'Ends 0.6'.E1:'Ends 0.6'.E1 'Ends 0.6'.E2:'Ends 0.6'.E4 'Ends 0.6'.A2:'Ends 0.6'.A4 'Ends 0.6'.F1:'Ends 0.6'.F1 'Ends 0.6'.F2:'Ends 0.6'.F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istengröße</text:p>
          </table:table-cell>
          <table:table-cell table:style-name="ce1" office:value-type="string" calcext:value-type="string">
            <text:p>Relevant</text:p>
          </table:table-cell>
          <table:table-cell table:number-columns-repeated="2" table:style-name="ce1" office:value-type="string" calcext:value-type="string">
            <text:p>Bounds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B + V</text:p>
          </table:table-cell>
          <table:table-cell table:number-columns-repeated="1018"/>
        </table:table-row>
        <table:table-row table:style-name="ro2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73097" calcext:value-type="float">
            <text:p>73097</text:p>
          </table:table-cell>
          <table:table-cell table:style-name="ce1" office:value-type="float" office:value="38324" calcext:value-type="float">
            <text:p>38324</text:p>
          </table:table-cell>
          <table:table-cell table:style-name="ce1" office:value-type="float" office:value="40042" calcext:value-type="float">
            <text:p>40042</text:p>
          </table:table-cell>
          <table:table-cell table:style-name="ce1" office:value-type="float" office:value="38347" calcext:value-type="float">
            <text:p>38347</text:p>
          </table:table-cell>
          <table:table-cell table:number-columns-repeated="1018"/>
        </table:table-row>
        <table:table-row table:style-name="ro2"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21289" calcext:value-type="float">
            <text:p>21289</text:p>
          </table:table-cell>
          <table:table-cell table:style-name="ce1" office:value-type="float" office:value="7051371" calcext:value-type="float">
            <text:p>7051371</text:p>
          </table:table-cell>
          <table:table-cell table:style-name="ce1" office:value-type="float" office:value="3757592" calcext:value-type="float">
            <text:p>3757592</text:p>
          </table:table-cell>
          <table:table-cell table:style-name="ce1" office:value-type="float" office:value="3964253" calcext:value-type="float">
            <text:p>3964253</text:p>
          </table:table-cell>
          <table:table-cell table:style-name="ce1" office:value-type="float" office:value="3756998" calcext:value-type="float">
            <text:p>3756998</text:p>
          </table:table-cell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7P2" style:volatile="true">
      <number:text> $</number:text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.00.0000</text:date>, <text:time style:data-style-name="N2" text:time-value="11:10:32.66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ormal_20_0.6" style:display-name="PageStyle_Normal 0.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ds_20_0.6" style:display-name="PageStyle_Ends 0.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7T11:13:53.636000000</dc:date>
    <meta:generator>LibreOffice/4.2.2.1$Windows_x86 LibreOffice_project/3be8cda0bddd8e430d8cda1ebfd581265cca5a0f</meta:generator>
    <meta:editing-duration>P0D</meta:editing-duration>
    <meta:editing-cycles>1</meta:editing-cycles>
    <meta:document-statistic meta:table-count="2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maximum="1000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48cm" svg:y="3.205cm" style:legend-expansion="high" chart:style-name="ch2"/>
        <chart:plot-area chart:style-name="ch3" table:cell-range-address="'Normal 0.6'.A2:'Normal 0.6'.F4 'Normal 0.6'.B1:'Normal 0.6'.F1" chart:data-source-has-labels="row" svg:x="1.331cm" svg:y="0.855cm" svg:width="9.816cm" svg:height="6.984cm">
          <chartooo:coordinate-region svg:x="3.064cm" svg:y="1.054cm" svg:width="6.535cm" svg:height="6.138cm"/>
          <chart:axis chart:dimension="x" chart:name="primary-x" chart:style-name="ch4">
            <chart:title svg:x="5.295cm" svg:y="8.019cm" chart:style-name="ch5">
              <text:p>Listengröße</text:p>
            </chart:title>
          </chart:axis>
          <chart:axis chart:dimension="y" chart:name="primary-y" chart:style-name="ch4">
            <chart:title svg:x="0.451cm" svg:y="5.41cm" chart:style-name="ch6">
              <text:p>Laufzeit in ms</text:p>
            </chart:title>
            <chart:grid chart:style-name="ch7" chart:class="major"/>
          </chart:axis>
          <chart:axis chart:dimension="y" chart:name="secondary-y" chart:style-name="ch8">
            <chart:title svg:x="11.467cm" svg:y="6.494cm" chart:style-name="ch6">
              <text:p>Anzahl Wortpaare über Theta</text:p>
            </chart:title>
          </chart:axis>
          <chart:series chart:attached-axis="secondary-y" chart:style-name="ch9" chart:values-cell-range-address="'Normal 0.6'.B2:'Normal 0.6'.B4" chart:label-cell-address="'Normal 0.6'.B1:'Normal 0.6'.B1" chart:class="chart:scatter">
            <chart:domain table:cell-range-address="'Normal 0.6'.A2:'Normal 0.6'.A4"/>
            <chart:data-point chart:repeated="3"/>
          </chart:series>
          <chart:series chart:attached-axis="primary-y" chart:style-name="ch10" chart:values-cell-range-address="'Normal 0.6'.C2:'Normal 0.6'.C4" chart:label-cell-address="'Normal 0.6'.C1:'Normal 0.6'.C1" chart:class="chart:scatter">
            <chart:data-point chart:repeated="3"/>
          </chart:series>
          <chart:series chart:attached-axis="primary-y" chart:style-name="ch11" chart:values-cell-range-address="'Normal 0.6'.D2:'Normal 0.6'.D4" chart:label-cell-address="'Normal 0.6'.D1:'Normal 0.6'.D1" chart:class="chart:scatter">
            <chart:data-point chart:repeated="3"/>
          </chart:series>
          <chart:series chart:attached-axis="primary-y" chart:style-name="ch12" chart:values-cell-range-address="'Normal 0.6'.E2:'Normal 0.6'.E4" chart:label-cell-address="'Normal 0.6'.E1:'Normal 0.6'.E1" chart:class="chart:scatter">
            <chart:data-point chart:repeated="3"/>
          </chart:series>
          <chart:series chart:attached-axis="primary-y" chart:style-name="ch13" chart:values-cell-range-address="'Normal 0.6'.F2:'Normal 0.6'.F4" chart:label-cell-address="'Normal 0.6'.F1:'Normal 0.6'.F1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elevant</text:p>
                <draw:g>
                  <svg:desc>'Normal 0.6'.B1:'Normal 0.6'.B1</svg:desc>
                </draw:g>
              </table:table-cell>
              <table:table-cell office:value-type="string">
                <text:p>Bounds</text:p>
                <draw:g>
                  <svg:desc>'Normal 0.6'.C1:'Normal 0.6'.C1</svg:desc>
                </draw:g>
              </table:table-cell>
              <table:table-cell office:value-type="string">
                <text:p>Bounds</text:p>
                <draw:g>
                  <svg:desc>'Normal 0.6'.D1:'Normal 0.6'.D1</svg:desc>
                </draw:g>
              </table:table-cell>
              <table:table-cell office:value-type="string">
                <text:p>Validation</text:p>
                <draw:g>
                  <svg:desc>'Normal 0.6'.E1:'Normal 0.6'.E1</svg:desc>
                </draw:g>
              </table:table-cell>
              <table:table-cell office:value-type="string">
                <text:p>B + V</text:p>
                <draw:g>
                  <svg:desc>'Normal 0.6'.F1:'Normal 0.6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Normal 0.6'.A2:'Normal 0.6'.A4</svg:desc>
                </draw:g>
              </table:table-cell>
              <table:table-cell office:value-type="float" office:value="6">
                <text:p>6</text:p>
                <draw:g>
                  <svg:desc>'Normal 0.6'.B2:'Normal 0.6'.B4</svg:desc>
                </draw:g>
              </table:table-cell>
              <table:table-cell office:value-type="float" office:value="646">
                <text:p>646</text:p>
                <draw:g>
                  <svg:desc>'Normal 0.6'.C2:'Normal 0.6'.C4</svg:desc>
                </draw:g>
              </table:table-cell>
              <table:table-cell office:value-type="float" office:value="250">
                <text:p>250</text:p>
                <draw:g>
                  <svg:desc>'Normal 0.6'.D2:'Normal 0.6'.D4</svg:desc>
                </draw:g>
              </table:table-cell>
              <table:table-cell office:value-type="float" office:value="224">
                <text:p>224</text:p>
                <draw:g>
                  <svg:desc>'Normal 0.6'.E2:'Normal 0.6'.E4</svg:desc>
                </draw:g>
              </table:table-cell>
              <table:table-cell office:value-type="float" office:value="219">
                <text:p>219</text:p>
                <draw:g>
                  <svg:desc>'Normal 0.6'.F2:'Normal 0.6'.F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860">
                <text:p>860</text:p>
              </table:table-cell>
              <table:table-cell office:value-type="float" office:value="51027">
                <text:p>51027</text:p>
              </table:table-cell>
              <table:table-cell office:value-type="float" office:value="21609">
                <text:p>21609</text:p>
              </table:table-cell>
              <table:table-cell office:value-type="float" office:value="23575">
                <text:p>23575</text:p>
              </table:table-cell>
              <table:table-cell office:value-type="float" office:value="21763">
                <text:p>21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75489">
                <text:p>75489</text:p>
              </table:table-cell>
              <table:table-cell office:value-type="float" office:value="5075616">
                <text:p>5075616</text:p>
              </table:table-cell>
              <table:table-cell office:value-type="float" office:value="2196364">
                <text:p>2196364</text:p>
              </table:table-cell>
              <table:table-cell office:value-type="float" office:value="2398153">
                <text:p>2398153</text:p>
              </table:table-cell>
              <table:table-cell office:value-type="float" office:value="2212742">
                <text:p>2212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maximum="1000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48cm" svg:y="3.205cm" style:legend-expansion="high" chart:style-name="ch2"/>
        <chart:plot-area chart:style-name="ch3" table:cell-range-address="'Ends 0.6'.A2:'Ends 0.6'.F4 'Ends 0.6'.B1:'Ends 0.6'.F1" chart:data-source-has-labels="row" svg:x="1.331cm" svg:y="0.855cm" svg:width="9.816cm" svg:height="6.984cm">
          <chartooo:coordinate-region svg:x="3.064cm" svg:y="1.054cm" svg:width="6.535cm" svg:height="6.138cm"/>
          <chart:axis chart:dimension="x" chart:name="primary-x" chart:style-name="ch4">
            <chart:title svg:x="5.295cm" svg:y="8.019cm" chart:style-name="ch5">
              <text:p>Listengröße</text:p>
            </chart:title>
          </chart:axis>
          <chart:axis chart:dimension="y" chart:name="primary-y" chart:style-name="ch4">
            <chart:title svg:x="0.451cm" svg:y="5.41cm" chart:style-name="ch6">
              <text:p>Laufzeit in ms</text:p>
            </chart:title>
            <chart:grid chart:style-name="ch7" chart:class="major"/>
          </chart:axis>
          <chart:axis chart:dimension="y" chart:name="secondary-y" chart:style-name="ch8">
            <chart:title svg:x="11.467cm" svg:y="6.521cm" chart:style-name="ch6">
              <text:p>ANzahl Wortpaare über Theta</text:p>
            </chart:title>
          </chart:axis>
          <chart:series chart:attached-axis="secondary-y" chart:style-name="ch9" chart:values-cell-range-address="'Ends 0.6'.B2:'Ends 0.6'.B4" chart:label-cell-address="'Ends 0.6'.B1:'Ends 0.6'.B1" chart:class="chart:scatter">
            <chart:domain table:cell-range-address="'Ends 0.6'.A2:'Ends 0.6'.A4"/>
            <chart:data-point chart:repeated="3"/>
          </chart:series>
          <chart:series chart:attached-axis="primary-y" chart:style-name="ch10" chart:values-cell-range-address="'Ends 0.6'.C2:'Ends 0.6'.C4" chart:label-cell-address="'Ends 0.6'.C1:'Ends 0.6'.C1" chart:class="chart:scatter">
            <chart:data-point chart:repeated="3"/>
          </chart:series>
          <chart:series chart:attached-axis="primary-y" chart:style-name="ch11" chart:values-cell-range-address="'Ends 0.6'.D2:'Ends 0.6'.D4" chart:label-cell-address="'Ends 0.6'.D1:'Ends 0.6'.D1" chart:class="chart:scatter">
            <chart:data-point chart:repeated="3"/>
          </chart:series>
          <chart:series chart:attached-axis="primary-y" chart:style-name="ch12" chart:values-cell-range-address="'Ends 0.6'.E2:'Ends 0.6'.E4" chart:label-cell-address="'Ends 0.6'.E1:'Ends 0.6'.E1" chart:class="chart:scatter">
            <chart:data-point chart:repeated="3"/>
          </chart:series>
          <chart:series chart:attached-axis="primary-y" chart:style-name="ch13" chart:values-cell-range-address="'Ends 0.6'.F2:'Ends 0.6'.F4" chart:label-cell-address="'Ends 0.6'.F1:'Ends 0.6'.F1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elevant</text:p>
                <draw:g>
                  <svg:desc>'Ends 0.6'.B1:'Ends 0.6'.B1</svg:desc>
                </draw:g>
              </table:table-cell>
              <table:table-cell office:value-type="string">
                <text:p>Bounds</text:p>
                <draw:g>
                  <svg:desc>'Ends 0.6'.C1:'Ends 0.6'.C1</svg:desc>
                </draw:g>
              </table:table-cell>
              <table:table-cell office:value-type="string">
                <text:p>Bounds</text:p>
                <draw:g>
                  <svg:desc>'Ends 0.6'.D1:'Ends 0.6'.D1</svg:desc>
                </draw:g>
              </table:table-cell>
              <table:table-cell office:value-type="string">
                <text:p>Validation</text:p>
                <draw:g>
                  <svg:desc>'Ends 0.6'.E1:'Ends 0.6'.E1</svg:desc>
                </draw:g>
              </table:table-cell>
              <table:table-cell office:value-type="string">
                <text:p>B + V</text:p>
                <draw:g>
                  <svg:desc>'Ends 0.6'.F1:'Ends 0.6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Ends 0.6'.A2:'Ends 0.6'.A4</svg:desc>
                </draw:g>
              </table:table-cell>
              <table:table-cell office:value-type="float" office:value="2">
                <text:p>2</text:p>
                <draw:g>
                  <svg:desc>'Ends 0.6'.B2:'Ends 0.6'.B4</svg:desc>
                </draw:g>
              </table:table-cell>
              <table:table-cell office:value-type="float" office:value="760">
                <text:p>760</text:p>
                <draw:g>
                  <svg:desc>'Ends 0.6'.C2:'Ends 0.6'.C4</svg:desc>
                </draw:g>
              </table:table-cell>
              <table:table-cell office:value-type="float" office:value="375">
                <text:p>375</text:p>
                <draw:g>
                  <svg:desc>'Ends 0.6'.D2:'Ends 0.6'.D4</svg:desc>
                </draw:g>
              </table:table-cell>
              <table:table-cell office:value-type="float" office:value="391">
                <text:p>391</text:p>
                <draw:g>
                  <svg:desc>'Ends 0.6'.E2:'Ends 0.6'.E4</svg:desc>
                </draw:g>
              </table:table-cell>
              <table:table-cell office:value-type="float" office:value="380">
                <text:p>380</text:p>
                <draw:g>
                  <svg:desc>'Ends 0.6'.F2:'Ends 0.6'.F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265">
                <text:p>265</text:p>
              </table:table-cell>
              <table:table-cell office:value-type="float" office:value="73097">
                <text:p>73097</text:p>
              </table:table-cell>
              <table:table-cell office:value-type="float" office:value="38324">
                <text:p>38324</text:p>
              </table:table-cell>
              <table:table-cell office:value-type="float" office:value="40042">
                <text:p>40042</text:p>
              </table:table-cell>
              <table:table-cell office:value-type="float" office:value="38347">
                <text:p>38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21289">
                <text:p>21289</text:p>
              </table:table-cell>
              <table:table-cell office:value-type="float" office:value="7051371">
                <text:p>7051371</text:p>
              </table:table-cell>
              <table:table-cell office:value-type="float" office:value="3757592">
                <text:p>3757592</text:p>
              </table:table-cell>
              <table:table-cell office:value-type="float" office:value="3964253">
                <text:p>3964253</text:p>
              </table:table-cell>
              <table:table-cell office:value-type="float" office:value="3756998">
                <text:p>3756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